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4000000FA8718F2C960905A5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6.6979in" fo:margin-left="0in" style:page-number="auto" table:align="left"/>
    </style:style>
    <style:style style:name="Table1.A" style:family="table-column">
      <style:table-column-properties style:column-width="0.9375in"/>
    </style:style>
    <style:style style:name="Table1.B" style:family="table-column">
      <style:table-column-properties style:column-width="1.3125in"/>
    </style:style>
    <style:style style:name="Table1.C" style:family="table-column">
      <style:table-column-properties style:column-width="1.9375in"/>
    </style:style>
    <style:style style:name="Table1.D" style:family="table-column">
      <style:table-column-properties style:column-width="2.510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officeooo:rsid="000ef067" officeooo:paragraph-rsid="000ef067" style:font-size-asian="20pt" style:font-size-complex="20pt"/>
    </style:style>
    <style:style style:name="P2" style:family="paragraph" style:parent-style-name="Standard">
      <style:paragraph-properties fo:text-align="end" style:justify-single-word="false"/>
      <style:text-properties fo:font-size="18pt" officeooo:rsid="000ef067" officeooo:paragraph-rsid="000ef067" style:font-size-asian="18pt" style:font-size-complex="18pt"/>
    </style:style>
    <style:style style:name="P3" style:family="paragraph" style:parent-style-name="Standard">
      <style:paragraph-properties fo:text-align="start" style:justify-single-word="false"/>
      <style:text-properties fo:font-size="12pt" officeooo:rsid="000ef067" officeooo:paragraph-rsid="000ef067" style:font-size-asian="10.5pt" style:font-size-complex="12pt"/>
    </style:style>
    <style:style style:name="P4" style:family="paragraph" style:parent-style-name="Standard">
      <style:paragraph-properties fo:text-align="start" style:justify-single-word="false"/>
      <style:text-properties fo:font-size="12pt" officeooo:rsid="00106e20" officeooo:paragraph-rsid="00106e20" style:font-size-asian="10.5pt" style:font-size-complex="12pt"/>
    </style:style>
    <style:style style:name="P5" style:family="paragraph" style:parent-style-name="Standard">
      <style:paragraph-properties fo:text-align="start" style:justify-single-word="false"/>
      <style:text-properties fo:font-size="12pt" officeooo:rsid="00109ffc" officeooo:paragraph-rsid="00109ffc" style:font-size-asian="12pt" style:font-size-complex="12pt"/>
    </style:style>
    <style:style style:name="P6" style:family="paragraph" style:parent-style-name="Standard">
      <style:paragraph-properties fo:text-align="start" style:justify-single-word="false"/>
      <style:text-properties officeooo:paragraph-rsid="0011964f"/>
    </style:style>
    <style:style style:name="P7" style:family="paragraph" style:parent-style-name="Standard">
      <style:paragraph-properties fo:text-align="start" style:justify-single-word="false"/>
      <style:text-properties officeooo:paragraph-rsid="0013407a"/>
    </style:style>
    <style:style style:name="P8" style:family="paragraph" style:parent-style-name="Standard">
      <style:paragraph-properties fo:text-align="start" style:justify-single-word="false"/>
      <style:text-properties officeooo:paragraph-rsid="001794e9"/>
    </style:style>
    <style:style style:name="P9" style:family="paragraph" style:parent-style-name="Standard">
      <style:paragraph-properties fo:text-align="start" style:justify-single-word="false"/>
      <style:text-properties officeooo:paragraph-rsid="0017a859"/>
    </style:style>
    <style:style style:name="P10" style:family="paragraph" style:parent-style-name="Standard">
      <style:paragraph-properties fo:text-align="start" style:justify-single-word="false"/>
      <style:text-properties officeooo:rsid="0013407a" officeooo:paragraph-rsid="0013407a"/>
    </style:style>
    <style:style style:name="P11" style:family="paragraph" style:parent-style-name="Standard">
      <style:paragraph-properties fo:text-align="start" style:justify-single-word="false"/>
      <style:text-properties officeooo:rsid="0014442a" officeooo:paragraph-rsid="0014442a"/>
    </style:style>
    <style:style style:name="P12" style:family="paragraph" style:parent-style-name="Standard">
      <style:paragraph-properties fo:text-align="start" style:justify-single-word="false"/>
      <style:text-properties officeooo:rsid="0017a859" officeooo:paragraph-rsid="0017a859"/>
    </style:style>
    <style:style style:name="P13" style:family="paragraph" style:parent-style-name="Standard">
      <style:paragraph-properties fo:text-align="justify" style:justify-single-word="false"/>
      <style:text-properties officeooo:paragraph-rsid="0017a859"/>
    </style:style>
    <style:style style:name="P14" style:family="paragraph" style:parent-style-name="Standard">
      <style:paragraph-properties fo:text-align="start" style:justify-single-word="false"/>
      <style:text-properties officeooo:rsid="00197380" officeooo:paragraph-rsid="00197380"/>
    </style:style>
    <style:style style:name="P15" style:family="paragraph" style:parent-style-name="Standard">
      <style:paragraph-properties fo:text-align="start" style:justify-single-word="false"/>
      <style:text-properties officeooo:rsid="001b01b5" officeooo:paragraph-rsid="001b01b5"/>
    </style:style>
    <style:style style:name="P16" style:family="paragraph" style:parent-style-name="Standard">
      <style:paragraph-properties fo:text-align="start" style:justify-single-word="false"/>
      <style:text-properties officeooo:rsid="001c7437" officeooo:paragraph-rsid="001c7437"/>
    </style:style>
    <style:style style:name="P17" style:family="paragraph" style:parent-style-name="Standard">
      <style:paragraph-properties fo:text-align="start" style:justify-single-word="false"/>
      <style:text-properties officeooo:rsid="001df4b6" officeooo:paragraph-rsid="001df4b6"/>
    </style:style>
    <style:style style:name="P18" style:family="paragraph" style:parent-style-name="Standard">
      <style:paragraph-properties fo:text-align="start" style:justify-single-word="false"/>
      <style:text-properties officeooo:rsid="001df4b6" officeooo:paragraph-rsid="001e5e5a"/>
    </style:style>
    <style:style style:name="P19" style:family="paragraph" style:parent-style-name="Standard">
      <style:paragraph-properties fo:text-align="start" style:justify-single-word="false"/>
      <style:text-properties officeooo:rsid="001e5e5a" officeooo:paragraph-rsid="001e5e5a"/>
    </style:style>
    <style:style style:name="P20" style:family="paragraph" style:parent-style-name="Standard">
      <style:paragraph-properties fo:text-align="start" style:justify-single-word="false"/>
      <style:text-properties officeooo:rsid="001f34c0" officeooo:paragraph-rsid="001f34c0"/>
    </style:style>
    <style:style style:name="P21" style:family="paragraph" style:parent-style-name="Standard" style:master-page-name="">
      <loext:graphic-properties draw:fill="none"/>
      <style:paragraph-properties fo:margin-left="0.3118in" fo:margin-right="0.3752in" fo:text-align="center" style:justify-single-word="false" fo:text-indent="0in" style:auto-text-indent="false" style:page-number="auto" fo:background-color="transparent"/>
      <style:text-properties fo:font-size="20pt" officeooo:rsid="000ef067" officeooo:paragraph-rsid="000ef067" style:font-size-asian="20pt" style:font-size-complex="20pt"/>
    </style:style>
    <style:style style:name="P22" style:family="paragraph" style:parent-style-name="Standard" style:master-page-name="">
      <loext:graphic-properties draw:fill="none"/>
      <style:paragraph-properties fo:margin-left="0.5in" fo:margin-right="0.4366in" fo:text-align="center" style:justify-single-word="false" fo:text-indent="0in" style:auto-text-indent="false" style:page-number="auto" fo:background-color="transparent"/>
      <style:text-properties fo:font-size="24pt" officeooo:rsid="000ef067" officeooo:paragraph-rsid="000ef067" style:font-size-asian="24pt" style:font-size-complex="24pt"/>
    </style:style>
    <style:style style:name="P23" style:family="paragraph" style:parent-style-name="Standard" style:list-style-name="L3">
      <style:paragraph-properties fo:text-align="start" style:justify-single-word="false" fo:break-before="page"/>
      <style:text-properties officeooo:paragraph-rsid="001794e9"/>
    </style:style>
    <style:style style:name="P24" style:family="paragraph" style:parent-style-name="Standard" style:list-style-name="L1">
      <style:paragraph-properties fo:text-align="start" style:justify-single-word="false" fo:break-before="page"/>
      <style:text-properties fo:font-size="16pt" officeooo:paragraph-rsid="0011964f" style:font-size-asian="16pt" style:font-size-complex="16pt"/>
    </style:style>
    <style:style style:name="P25" style:family="paragraph" style:parent-style-name="Standard" style:list-style-name="L1">
      <style:paragraph-properties fo:text-align="start" style:justify-single-word="false" fo:break-before="page"/>
      <style:text-properties fo:font-size="16pt" officeooo:paragraph-rsid="00109ffc" style:font-size-asian="16pt" style:font-size-complex="16pt"/>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officeooo:rsid="0014442a" officeooo:paragraph-rsid="0014442a"/>
    </style:style>
    <style:style style:name="P28" style:family="paragraph" style:parent-style-name="Table_20_Contents">
      <style:paragraph-properties fo:text-align="start" style:justify-single-word="false"/>
      <style:text-properties officeooo:rsid="0015c035" officeooo:paragraph-rsid="0015c035"/>
    </style:style>
    <style:style style:name="P29" style:family="paragraph" style:parent-style-name="Table_20_Contents">
      <loext:graphic-properties draw:fill-image-width="0in" draw:fill-image-height="0in"/>
      <style:paragraph-properties fo:text-align="start" style:justify-single-word="false" style:shadow="none"/>
      <style:text-properties officeooo:rsid="0015c035" officeooo:paragraph-rsid="0015c035"/>
    </style:style>
    <style:style style:name="T1" style:family="text">
      <style:text-properties officeooo:rsid="000ef067"/>
    </style:style>
    <style:style style:name="T2" style:family="text">
      <style:text-properties officeooo:rsid="00106e20"/>
    </style:style>
    <style:style style:name="T3" style:family="text">
      <style:text-properties officeooo:rsid="00109ffc"/>
    </style:style>
    <style:style style:name="T4" style:family="text">
      <style:text-properties officeooo:rsid="0011964f"/>
    </style:style>
    <style:style style:name="T5" style:family="text">
      <style:text-properties fo:font-size="12pt" style:font-size-asian="12pt" style:font-size-complex="12pt"/>
    </style:style>
    <style:style style:name="T6" style:family="text">
      <style:text-properties fo:font-size="12pt" officeooo:rsid="0011964f" style:font-size-asian="12pt" style:font-size-complex="12pt"/>
    </style:style>
    <style:style style:name="T7" style:family="text">
      <style:text-properties fo:font-size="12pt" officeooo:rsid="0013407a" style:font-size-asian="12pt" style:font-size-complex="12pt"/>
    </style:style>
    <style:style style:name="T8" style:family="text">
      <style:text-properties fo:font-size="12pt" officeooo:rsid="0015c035" style:font-size-asian="12pt" style:font-size-complex="12pt"/>
    </style:style>
    <style:style style:name="T9" style:family="text">
      <style:text-properties fo:font-size="12pt" officeooo:rsid="001794e9" style:font-size-asian="12pt" style:font-size-complex="12pt"/>
    </style:style>
    <style:style style:name="T10" style:family="text">
      <style:text-properties fo:font-size="12pt" officeooo:rsid="0017a859" style:font-size-asian="12pt" style:font-size-complex="12pt"/>
    </style:style>
    <style:style style:name="T11" style:family="text">
      <style:text-properties fo:font-size="12pt" officeooo:rsid="001c7437" style:font-size-asian="12pt" style:font-size-complex="12pt"/>
    </style:style>
    <style:style style:name="T12" style:family="text">
      <style:text-properties fo:font-size="12pt" officeooo:rsid="001f34c0"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Memoria - M0</text:p>
      <text:p text:style-name="P1"/>
      <text:p text:style-name="P1"/>
      <text:p text:style-name="P1"/>
      <text:p text:style-name="P1"/>
      <text:p text:style-name="P22">Sistema semi-autónomo para la caracterización del lobulo temporal en imágenes 3D mediante Python</text:p>
      <text:p text:style-name="P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Jose Etxeberria Mendez</text:p>
      <text:p text:style-name="P2">19/02/2018</text:p>
      <text:p text:style-name="P3"><text:soft-page-break/></text:p>
      <text:p text:style-name="P3">Introducción</text:p>
      <text:p text:style-name="P3">Definición del problema</text:p>
      <text:p text:style-name="P3">… <text:span text:style-name="T2">asociacion con niveles de descripción</text:span></text:p>
      <text:p text:style-name="P3">Entorno de trabajo</text:p>
      <text:p text:style-name="P3">… <text:span text:style-name="T2">modo de empleo (git, jupyter, terminal)</text:span></text:p>
      <text:p text:style-name="P3">… <text:span text:style-name="T2">estructura de ficheros</text:span></text:p>
      <text:p text:style-name="P3">… librerias</text:p>
      <text:p text:style-name="P3">… <text:span text:style-name="T2">software </text:span></text:p>
      <text:p text:style-name="P3"/>
      <text:p text:style-name="P4">Resolución del problema</text:p>
      <text:p text:style-name="P4">… Obtención de slices</text:p>
      <text:p text:style-name="P4">… Localización de blobs</text:p>
      <text:p text:style-name="P4">… Localizacion de objetos</text:p>
      <text:p text:style-name="P4">… Caracterización de la materia gris</text:p>
      <text:p text:style-name="P4"/>
      <text:p text:style-name="P4">Obstáculos observados</text:p>
      <text:p text:style-name="P4"/>
      <text:p text:style-name="P4">Bibliografía</text:p>
      <text:p text:style-name="P4">… librerias</text:p>
      <text:p text:style-name="P4">… libro PNG</text:p>
      <text:p text:style-name="P4">… manual de uso de software</text:p>
      <text:p text:style-name="P4">… apuntes</text:p>
      <text:p text:style-name="P4"/>
      <text:list xml:id="list7450831443399864792" text:style-name="L1">
        <text:list-item>
          <text:p text:style-name="P25"><text:span text:style-name="T3">Introducción</text:span></text:p>
        </text:list-item>
      </text:list>
      <text:p text:style-name="P5"/>
      <text:p text:style-name="P5">El presente documento recoge la elaboración de un sistema que realice la inspección sobre una serie de imágenes disponibles para la detección y caracterización del lóbulo temporal del cerebro. </text:p>
      <text:p text:style-name="P5"/>
      <text:p text:style-name="P5">Las imágenes disponibles corresponden con los cortes del cerebro en el plano coronal y son extraídos mediante software. De ahí en adelante las imágenes se someten a una serie de tratamientos para la extracción de observaciones y la localización del lóbulo temporal.</text:p>
      <text:p text:style-name="P5"/>
      <text:p text:style-name="P5">Este programa se desarrolla en Python y se hace uso de la herramienta Jupyter Notebook para facilitar <text:span text:style-name="T4">la intepretación del código.</text:span></text:p>
      <text:p text:style-name="P5"/>
      <text:list xml:id="list174347881361533" text:continue-numbering="true" text:style-name="L1">
        <text:list-item>
          <text:p text:style-name="P24"><text:span text:style-name="T4">Descripción del problema</text:span></text:p>
        </text:list-item>
      </text:list>
      <text:p text:style-name="P6"><text:span text:style-name="T6"/></text:p>
      <text:p text:style-name="P10"><text:span text:style-name="T6">S</text:span><text:span text:style-name="T5">e pide un programa autónomo o semi-autónomo para la localización del lóbulo temporal a partir de la sucesión de cortes coronales del cerebro.</text:span></text:p>
      <text:p text:style-name="P10"><text:span text:style-name="T5"/></text:p>
      <text:p text:style-name="P10"><text:span text:style-name="T5">Inicialmente se proporcionan 4 imágenes ‘3D’ (formato .hdr – High Dynamic Range):</text:span></text:p>
      <text:p text:style-name="P7"><text:span text:style-name="T7"><text:tab/>&gt; I3T: <text:tab/><text:tab/>Imagen de Resonancia Magnética de 3T</text:span></text:p>
      <text:p text:style-name="P7"><text:span text:style-name="T7"><text:tab/>&gt; I3TGM: <text:tab/>Voxel de materia gris</text:span></text:p>
      <text:p text:style-name="P7"><text:span text:style-name="T7"><text:tab/>&gt; I3TWM: <text:tab/>Voxel de materia blanca</text:span></text:p>
      <text:p text:style-name="P7"><text:span text:style-name="T7"><text:tab/>&gt; I3TCSF: <text:tab/>Voxel de líquido cerebroespinal</text:span></text:p>
      <text:p text:style-name="P10"><text:span text:style-name="T5"/></text:p>
      <text:p text:style-name="P11"><text:span text:style-name="T5">Se deben abordar los siguientes pasos:</text:span></text:p>
      <text:p text:style-name="P11"><text:span text:style-name="T5"><text:tab/>1 – Leer las imágenes 3D y obtener las imágenes 2D correspondientes a cada corte del plano coronal.</text:span></text:p>
      <text:p text:style-name="P11"><text:span text:style-name="T5"><text:tab/>2 – Localizar blobs en 2D</text:span></text:p>
      <text:p text:style-name="P11"><text:span text:style-name="T5"><text:tab/>3 – Identificar objetos en 2D</text:span></text:p>
      <text:p text:style-name="P11"><text:span text:style-name="T5">* Ojbeto tipo 1: Blob de GM aislado – Se produce cuando comienza a aparecer el lóbulo temporal.</text:span></text:p>
      <text:p text:style-name="P11"><text:span text:style-name="T5">* Objeto tipo 2: Blob de GM aislado que contiene blob de WM</text:span></text:p>
      <text:p text:style-name="P11"><text:span text:style-name="T5">* Objeto tipo 3 : División de blobs grandes en puntos de corte más probables. Localización del lóbulo temporal.</text:span></text:p>
      <text:p text:style-name="P11"><text:span text:style-name="T5"/></text:p>
      <text:p text:style-name="P11"><text:span text:style-name="T5"><text:tab/>4 – Localizar en la GM los giros y los surcos</text:span></text:p>
      <text:p text:style-name="P11"><text:span text:style-name="T5">* Puntos de máxima curvatura interior y exterior de la GM</text:span></text:p>
      <text:p text:style-name="P11"><text:span text:style-name="T5">* Unir los puntos para distinguir los giros y los surcos</text:span></text:p>
      <text:p text:style-name="P11"><text:span text:style-name="T5"/></text:p>
      <text:p text:style-name="P11"><text:span text:style-name="T5">El objetivo de este ejercicio es obtener la visión de un sistema de visión completo (o medianamente completo), su relación con los distintos niveles de descripción de visión y la evaluación del papel de la inclusión de conocimiento en los distintos niveles.</text:span></text:p>
      <text:p text:style-name="P11"><text:span text:style-name="T5"/></text:p>
      <text:p text:style-name="P11"><text:span text:style-name="T8">L</text:span><text:span text:style-name="T5">os diferentes pasos definidos para la resolución del problema, </text:span><text:span text:style-name="T8">se</text:span><text:span text:style-name="T5"> </text:span><text:span text:style-name="T8">reparten</text:span><text:span text:style-name="T5"> en</text:span><text:span text:style-name="T8">tre</text:span><text:span text:style-name="T5"> los niveles de descripción:</text:span></text:p>
      <text:p text:style-name="P11"><text:span text:style-name="T5"/></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6" office:value-type="string">
            <text:p text:style-name="P28">Nivel de abstracción.</text:p>
            <text:p text:style-name="P29">&gt;&gt;&gt;&gt;&gt;&gt;&gt;&gt;</text:p>
          </table:table-cell>
          <table:table-cell table:style-name="Table1.A1" office:value-type="string">
            <text:p text:style-name="P27">Nombre</text:p>
          </table:table-cell>
          <table:table-cell table:style-name="Table1.A1" office:value-type="string">
            <text:p text:style-name="P27">Entidades</text:p>
          </table:table-cell>
          <table:table-cell table:style-name="Table1.D1" office:value-type="string">
            <text:p text:style-name="P27">Paso del problema</text:p>
          </table:table-cell>
        </table:table-row>
        <table:table-row>
          <table:covered-table-cell/>
          <table:table-cell table:style-name="Table1.B2" office:value-type="string">
            <text:p text:style-name="P27">Actividad o Comportamiento</text:p>
          </table:table-cell>
          <table:table-cell table:style-name="Table1.B2" office:value-type="string">
            <text:p text:style-name="P27">Acciones: Estados y Eventos</text:p>
          </table:table-cell>
          <table:table-cell table:style-name="Table1.D2" office:value-type="string">
            <text:p text:style-name="P28"><text:s/></text:p>
          </table:table-cell>
        </table:table-row>
        <table:table-row>
          <table:covered-table-cell/>
          <table:table-cell table:style-name="Table1.B2" office:value-type="string">
            <text:p text:style-name="P27">Escena</text:p>
          </table:table-cell>
          <table:table-cell table:style-name="Table1.B2" office:value-type="string">
            <text:p text:style-name="P27">Objetos</text:p>
          </table:table-cell>
          <table:table-cell table:style-name="Table1.D2" office:value-type="string">
            <text:p text:style-name="P28">Paso 4: Caracterización de los objetos</text:p>
            <text:p text:style-name="P28">Paso 3: Localización de los objetos</text:p>
          </table:table-cell>
        </table:table-row>
        <table:table-row>
          <table:covered-table-cell/>
          <table:table-cell table:style-name="Table1.B2" office:value-type="string">
            <text:p text:style-name="P27">Blob</text:p>
          </table:table-cell>
          <table:table-cell table:style-name="Table1.B2" office:value-type="string">
            <text:p text:style-name="P27">Blob</text:p>
          </table:table-cell>
          <table:table-cell table:style-name="Table1.D2" office:value-type="string">
            <text:p text:style-name="P28">Paso 2: Localización de los blobs</text:p>
          </table:table-cell>
        </table:table-row>
        <table:table-row>
          <table:covered-table-cell/>
          <table:table-cell table:style-name="Table1.B2" office:value-type="string">
            <text:p text:style-name="P27">Imagen</text:p>
          </table:table-cell>
          <table:table-cell table:style-name="Table1.B2" office:value-type="string">
            <text:p text:style-name="P27">Imagen</text:p>
          </table:table-cell>
          <table:table-cell table:style-name="Table1.D2" office:value-type="string">
            <text:p text:style-name="P28">Paso 1: Tratamiento de las imágenes 3D para la obtención de los cortes 2D.</text:p>
          </table:table-cell>
        </table:table-row>
        <table:table-row>
          <table:covered-table-cell/>
          <table:table-cell table:style-name="Table1.B2" office:value-type="string">
            <text:p text:style-name="P27">Físico</text:p>
          </table:table-cell>
          <table:table-cell table:style-name="Table1.B2" office:value-type="string">
            <text:p text:style-name="P27">Medio Físico</text:p>
          </table:table-cell>
          <table:table-cell table:style-name="Table1.D2" office:value-type="string">
            <text:p text:style-name="P28">Definida por la calidad de la máquina de Imagen por Resonancia Magnética.</text:p>
          </table:table-cell>
        </table:table-row>
      </table:table>
      <text:p text:style-name="P11"><text:span text:style-name="T5"/></text:p>
      <text:p text:style-name="P11"><text:span text:style-name="T5"/></text:p>
      <text:list xml:id="list1567066020628912772" text:style-name="L3">
        <text:list-item>
          <text:p text:style-name="P23"><text:span text:style-name="T9">Entorno de trabajo</text:span></text:p>
        </text:list-item>
      </text:list>
      <text:p text:style-name="P8"><text:span text:style-name="T9"/></text:p>
      <text:p text:style-name="P12"><text:span text:style-name="T9">D</text:span><text:span text:style-name="T5">atos técnicos:</text:span></text:p>
      <text:p text:style-name="P12"><text:span text:style-name="T5"><text:tab/>- Sistema Operativo:<text:tab/>Ubuntu 16.04 LTS</text:span></text:p>
      <text:p text:style-name="P12"><text:span text:style-name="T5"><text:tab/>- Procesador: <text:s text:c="2"/><text:tab/>Intel(R) Core(TM) i7-3632QM CPU (x86_64) <text:s text:c="6"/></text:span></text:p>
      <text:p text:style-name="P12"><text:span text:style-name="T5"/></text:p>
      <text:p text:style-name="P12"><text:span text:style-name="T5">Lenguaje escogido: <text:s text:c="7"/></text:span></text:p>
      <text:p text:style-name="P13"><text:span text:style-name="T10"><text:tab/>- Python 2.7.12: <text:tab/></text:span><text:span text:style-name="T5">Dada la falta de experiencia en programación del autor, se ha decidido <text:tab/><text:tab/><text:tab/><text:tab/>utilizar un mismo lenguaje para las tareas de las distintas asignaturas. <text:tab/><text:tab/><text:tab/><text:tab/>Se ha escogido Python por haber hecho ya anteriormente la apuesta <text:tab/><text:tab/><text:tab/><text:tab/>por conocer este entorno en las asignaturas paralelas y se respalda esta <text:tab/><text:tab/><text:tab/><text:tab/>decisión en la creciente utilización de este lenguaje, en particular en la <text:tab/><text:tab/><text:tab/><text:tab/>visión por ordenador.</text:span></text:p>
      <text:p text:style-name="P9"><text:span text:style-name="T5"/></text:p>
      <text:p text:style-name="P12"><text:span text:style-name="T5">Librerías utilizadas:</text:span></text:p>
      <text:p text:style-name="P12"><text:span text:style-name="T5"><text:tab/>- Scipy <text:tab/><text:tab/>Ecosistema open-source basado en Python para operaciones <text:tab/><text:tab/><text:tab/><text:tab/><text:tab/>matemáticas. Contiene los paquetes scipy-library, numpy, matplotlib, <text:tab/><text:tab/><text:tab/><text:tab/>Ipython, simpy y pandas.</text:span></text:p>
      <text:p text:style-name="P12"><text:span text:style-name="T5"><text:tab/>- Numpy <text:s text:c="2"/><text:tab/><text:tab/>Librería básica para el tratamiento de arrays</text:span></text:p>
      <text:p text:style-name="P12"><text:span text:style-name="T5"><text:tab/>- Matplotlib <text:s text:c="2"/><text:tab/><text:tab/>Librería básica para la visualización de imágenes y gráficos.</text:span></text:p>
      <text:p text:style-name="P12"><text:span text:style-name="T5"><text:tab/>- Ipython <text:tab/><text:tab/>Para el manejo interactivo de python y la utilización de los notebook <text:tab/><text:tab/><text:tab/><text:tab/>Jupyter.</text:span></text:p>
      <text:p text:style-name="P12"><text:span text:style-name="T5"><text:tab/>- ITK <text:s/><text:tab/><text:tab/><text:tab/>Se ha realizado un ‘wraping’ o ‘envoltura’ de la librería original (c++) <text:tab/><text:tab/><text:tab/><text:tab/>para poder ser utilizada mediante Python.</text:span></text:p>
      <text:p text:style-name="P12"><text:span text:style-name="T5"><text:tab/>- SimpleITK <text:s/><text:tab/><text:tab/>Proporciona la mayoría de las funciones propias de ITK pero con un <text:tab/><text:tab/><text:tab/><text:tab/>mayor nivel de abstracción, reduciendo los procedimientos necesarios.</text:span></text:p>
      <text:p text:style-name="P9"><text:span text:style-name="T10"><text:tab/>- Scikit-Image <text:s text:c="2"/><text:tab/>Proporciona gran cantidad de funciones y filtros de tratamiento de <text:tab/><text:tab/><text:tab/><text:tab/>imágenes, tiene alta compatibilidad con las librerías matplotlib y <text:tab/><text:tab/><text:tab/><text:tab/><text:tab/>numpy.</text:span></text:p>
      <text:p text:style-name="P9"><text:span text:style-name="T10"/></text:p>
      <text:p text:style-name="P14"><text:span text:style-name="T10">S</text:span><text:span text:style-name="T5">oftware utilizado:</text:span></text:p>
      <text:p text:style-name="P14"><text:span text:style-name="T5"><text:tab/>- Python <text:tab/><text:tab/>Para la elaboración del programa final</text:span></text:p>
      <text:p text:style-name="P14"><text:span text:style-name="T5"><text:tab/>- Ipython <text:tab/><text:tab/>Para el desarrollo del programa y la realización de pruebas.</text:span></text:p>
      <text:p text:style-name="P14"><text:span text:style-name="T5"><text:tab/>- Jupyter Notebook <text:s/><text:tab/>Para la exposición de resultados y realización de pruebas</text:span></text:p>
      <text:p text:style-name="P14"><text:span text:style-name="T5"><text:tab/>- 3dSlicer v4.8.1 <text:s/><text:tab/>Para la obtención de imágenes 2D</text:span></text:p>
      <text:p text:style-name="P14"><text:span text:style-name="T5"><text:tab/>- Fiji <text:tab/><text:tab/><text:tab/>(Fiji Is Just ImageJ) <text:s text:c="2"/>Para la visualización de imágenes instanciadas <text:tab/><text:tab/><text:tab/><text:tab/>por la orden Show de la librería SimpleITK.</text:span></text:p>
      <text:p text:style-name="P14"><text:span text:style-name="T5"/></text:p>
      <text:p text:style-name="P15"><text:span text:style-name="T10">E</text:span><text:span text:style-name="T5">n aras de facilitar la distribución y reutilización del código asociado a esta memoria, así como el estudio en sí, se proporciona una dirección de GitHub en la que se alojan todos los documentos relativos al ejercicio: </text:span></text:p>
      <text:p text:style-name="P12"><text:span text:style-name="T5"/></text:p>
      <text:p text:style-name="P15"><text:a xlink:type="simple" xlink:href="https://github.com/jetxeberria/computer_vision.git" text:style-name="Internet_20_link" text:visited-style-name="Visited_20_Internet_20_Link"><text:span text:style-name="T5">https://github.com/jetxeberria/computer_vision.git</text:span></text:a></text:p>
      <text:p text:style-name="P15"><text:span text:style-name="T5"/></text:p>
      <text:p text:style-name="P15"><text:span text:style-name="T5">En dicha dirección de GitHub se almacenan una serie de notebooks que realizan un recorrido completo desde el inicio hasta el final del programa. </text:span><text:span text:style-name="T11">En dichos notebooks se amplía el desarrollo del programa con comprobaciones y visualizaciones. Los notebook, concretamente Jupyter Notebook, están basados en Ipython, lo que permite al lector manejar el programa de forma interactiva, realizando sus propias comprobaciones para asegurar una mejor comprensión del funcionamiento del programa.</text:span></text:p>
      <text:p text:style-name="P16"><text:soft-page-break/><text:span text:style-name="T5">Como cualquier otro archivo en GitHub, el notebook se puede abrir directamente desde la web para lectura, pero para solo lectura, dado que si se quiere poder servirse de la funcionalidad interactiva de Ipython se debe iniciar un proceso Jupyter sobre el notebook deseado. </text:span></text:p>
      <text:p text:style-name="P16"><text:span text:style-name="T5"/></text:p>
      <text:p text:style-name="P16"><text:span text:style-name="T5">Debido a que el programa consta de diversos archivos, el entorno de trabajo debe ser capaz de acceder a todos ellos, por lo que el proceso Jupyter notebook no se iniciará sobre un archivo concreto, si no sobre el directorio raíz del projecto.</text:span></text:p>
      <text:p text:style-name="P16"><text:span text:style-name="T5"/></text:p>
      <text:p text:style-name="P16"><text:span text:style-name="T5">Para poder ejecutar correctamente el programa se debe mantener una estructura de ficheros determinados. El programa comienza su actividad a partir del paso 2, donde ya se encontrarán una serie de ficheros, aspecto que se abordará en el siguiente punto. Por estas razones se recomienda al lector realizar una copia del repositorio proporcionado y mantener la estructura de ficheros ahí presente.</text:span></text:p>
      <text:p text:style-name="P16"><text:span text:style-name="T5"/></text:p>
      <text:p text:style-name="P19"><text:span text:style-name="T5">$ cd ~</text:span></text:p>
      <text:p text:style-name="P19"><text:span text:style-name="T5">$ git clone </text:span><text:a xlink:type="simple" xlink:href="mailto:git@github.com" text:style-name="Internet_20_link" text:visited-style-name="Visited_20_Internet_20_Link"><text:span text:style-name="T5">git@github.com</text:span></text:a><text:span text:style-name="T5">:jetxeberria/computer_vision.git</text:span></text:p>
      <text:p text:style-name="P19"><text:span text:style-name="T5"/></text:p>
      <text:p text:style-name="P16"><text:span text:style-name="T5"/></text:p>
      <text:p text:style-name="P18"><text:span text:style-name="T5">Una vez almacenado el repositorio en nuestro directorio local, la ejecución del programa se realiza llamando al proceso Python desde el directorio raíz del programa y llamando al archivo principal: brain_inspect.py. </text:span></text:p>
      <text:p text:style-name="P18"><text:span text:style-name="T5"/></text:p>
      <text:p text:style-name="P19"><text:span text:style-name="T5">$ cd computer_vision</text:span></text:p>
      <text:p text:style-name="P19"><text:span text:style-name="T5">$ python brain_inspect.py</text:span></text:p>
      <text:p text:style-name="P18"><text:span text:style-name="T5"/></text:p>
      <text:p text:style-name="P18"><text:span text:style-name="T5">Al ser Python un lenguaje interpretado, el programa se compila en tiempo de ejecución.</text:span></text:p>
      <text:p text:style-name="P17"><text:span text:style-name="T5"/></text:p>
      <text:p text:style-name="P17"><text:span text:style-name="T12">Tras la comprobación de funcionamiento, s</text:span><text:span text:style-name="T5">e recomienda la utilización de la herramienta Jupyter Notebook para la inspección detallada del </text:span><text:span text:style-name="T12">código y la realización de las comprobaciones oportunas. Para ello, ejecutar el proceso jupyter notebook en el directorio raíz del programa:</text:span></text:p>
      <text:p text:style-name="P17"><text:span text:style-name="T12"/></text:p>
      <text:p text:style-name="P20"><text:span text:style-name="T5">$ cd ~/computer_vision</text:span></text:p>
      <text:p text:style-name="P20"><text:span text:style-name="T5">$ jupyter notebook</text:span></text:p>
      <text:p text:style-name="P1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ef06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Header"/>
      </style:header>
      <style:header-first>
        <text:p text:style-name="Header"><draw:frame draw:style-name="Mfr1" draw:name="Image3" text:anchor-type="paragraph" svg:x="-0.3618in" svg:y="-0.448in" svg:width="1.6665in" svg:height="0.8335in" draw:z-index="0"><draw:image xlink:href="Pictures/10000201000001F4000000FA8718F2C960905A55.png" xlink:type="simple" xlink:show="embed" xlink:actuate="onLoad"/></draw:frame><text:tab/><text:span text:style-name="MT1">Universidad Nacional de Educación a Distancia</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5:43:46.770410346</meta:creation-date>
    <dc:date>2018-01-18T17:43:47.661493979</dc:date>
    <meta:editing-duration>PT31M13S</meta:editing-duration>
    <meta:editing-cycles>8</meta:editing-cycles>
    <meta:generator>LibreOffice/5.1.6.2$Linux_X86_64 LibreOffice_project/10m0$Build-2</meta:generator>
    <meta:document-statistic meta:table-count="1" meta:image-count="1" meta:object-count="0" meta:page-count="6" meta:paragraph-count="103" meta:word-count="1119" meta:character-count="7245" meta:non-whitespace-character-count="6082"/>
  </office:meta>
</office:document-meta>
</file>